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1c872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c872e"/>
    </style:style>
    <style:style style:name="fr1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T gbm.step gbm: testing:training fraction, k-folds, bag fraction</text:p>
      <text:p text:style-name="Standard">2019/11/07</text:p>
      <text:p text:style-name="Standard"/>
      <text:p text:style-name="Standard">gbm.step allows the setting of k-fold cross validation and bag fraction. It passes bf to gbm, and also passes train.fraction = 1 via gbm.object$gbm.call &lt;- gbm.detail. This means gbm runs with a training fraction of 1 i.e. all of the data <text:span text:style-name="Default_20_Paragraph_20_Font"><text:span text:style-name="T1">passed to it by gbm.step</text:span></text:span>, which is controlled by K. A Kfold of 3 would mean training/testing sets are:</text:p>
      <text:p text:style-name="Standard">1&amp;2 / 3</text:p>
      <text:p text:style-name="Standard">2&amp;3 / 1</text:p>
      <text:p text:style-name="Standard">3&amp;1 / 2</text:p>
      <text:p text:style-name="Standard"/>
      <text:p text:style-name="Standard">gbm runs on 1&amp;2, but only actually uses the bf proportion of the training data to build the trees, using a random bf-sized fraction <text:span text:style-name="Default_20_Paragraph_20_Font"><text:span text:style-name="T1">for each tree</text:span></text:span> (of potentially thousands). Then it passes its results to gbm.step, which runs CV for the results (of 1&amp;2) against gbm.step’s already-partitioned testing set, i.e. 3.</text:p>
      <text:p text:style-name="Standard">Then gbm runs on 2&amp;3 &amp; gbm.step tests its results against 1; then 3&amp;1 against 2.</text:p>
      <text:p text:style-name="Standard">Gbm.step then averages (<text:span text:style-name="Default_20_Paragraph_20_Font"><text:span text:style-name="T1">I presume</text:span></text:span>) the 3 testing:training CV validation results and reports this as final.</text:p>
      <text:p text:style-name="Standard"/>
      <text:p text:style-name="Standard">So:</text:p>
      <text:p text:style-name="Standard">Higher K = larger proportion of the data in the training vs in the testing set. Up to K=n which is leave-one-out strategy, computationally intensive.</text:p>
      <text:p text:style-name="Standard">Higher BF = larger proportion of each K’s training dataset used for each tree.</text:p>
      <text:p text:style-name="Standard"/>
      <text:p text:style-name="Standard">Per Elith et al 2008:</text:p>
      <text:p text:style-name="Standard">“Optimal bag fractions can be established by comparing predictive performance and model-to-model variability under different bag fractions. In our experience, stochasticity improves model performance, and fractions in the range 0·5–0·75 have given best results for presence–absence responses.”</text:p>
      <text:p text:style-name="Standard"/>
      <text:p text:style-name="Standard">Which is fine if one has sufficient data that the models run regardless. With k=10 &amp; bf=0.5, the proportion of the data available for each tree is:</text:p>
      <text:p text:style-name="Standard"/>
      <text:p text:style-name="Standard"><draw:frame draw:style-name="fr1" draw:name="1" text:anchor-type="as-char" svg:width="0.979cm" style:rel-width="scale" svg:height="0.953cm" style:rel-height="scale" draw:z-index="0"><draw:object xlink:href="./Object 1" xlink:type="simple" xlink:show="embed" xlink:actuate="onLoad"/><draw:image xlink:href="./ObjectReplacements/Object 1" xlink:type="simple" xlink:show="embed" xlink:actuate="onLoad"/></draw:frame>x bf = 0.9 x 0.5 = 0.45.</text:p>
      <text:p text:style-name="Standard"/>
      <text:p text:style-name="P2"><text:span text:style-name="T2">Whereas for bf = 0.9: </text:span>k=10 bf=0.9: 0.81</text:p>
      <text:p text:style-name="Standard"/>
      <text:p text:style-name="Standard">Raising K increases computational cost (usually relatively insignificant) but increases the amount of data available to train the model.</text:p>
      <text:p text:style-name="Standard">Raising BF increases the amount of data available to train the model at a cost of potentially lowering model performance.</text:p>
      <text:p text:style-name="Standard"/>
      <text:p text:style-name="Standard">For extremely data-limited case studies, set K to n and bf to the lowest that will run <text:span text:style-name="T2">(gbm.bfcheck).</text:span></text:p>
      <text:p text:style-name="Standard">For larger datasets, drop BF to 0.5 (default) and set K to 10 or <text:span text:style-name="Default_20_Paragraph_20_Font"><text:span text:style-name="T1">lower</text:span></text:span>, potentially 5 or lower still.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Simon Dedman</meta:initial-creator>
    <meta:creation-date>2019-11-07T13:48:00Z</meta:creation-date>
    <dc:date>2020-12-17T08:45:24.177389937</dc:date>
    <meta:editing-cycles>4</meta:editing-cycles>
    <meta:editing-duration>PT12M54S</meta:editing-duration>
    <meta:document-statistic meta:table-count="0" meta:image-count="0" meta:object-count="1" meta:page-count="1" meta:paragraph-count="21" meta:word-count="366" meta:character-count="2149" meta:non-whitespace-character-count="1806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frac>
      <mrow>
        <mi>k</mi>
        <mo stretchy="false">−</mo>
        <mn>1</mn>
      </mrow>
      <mi>k</mi>
    </mfrac>
    <annotation encoding="StarMath 5.0">{k - 1} over k</annotation>
  </semantics>
</math>
</file>